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05cm" svg:y1="4.524cm" svg:x2="33.668cm" svg:y2="4.453cm">
          <text:p/>
        </draw:line>
        <draw:custom-shape draw:style-name="gr2" draw:text-style-name="P1" xml:id="id1" draw:id="id1" draw:layer="layout" svg:width="0.771cm" svg:height="0.822cm" svg:x="5.729cm" svg:y="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" draw:id="id2" draw:layer="layout" svg:x1="6.115cm" svg:y1="2.431cm" svg:x2="6.114cm" svg:y2="3.612cm" draw:start-shape="id1" draw:start-glue-point="8" svg:d="M6115 2431v842h-1v339" svg:viewBox="0 0 2 1182">
          <text:p/>
        </draw:connector>
        <draw:connector draw:style-name="gr4" draw:text-style-name="P1" draw:layer="layout" draw:type="line" svg:x1="6.114cm" svg:y1="3.612cm" svg:x2="5.626cm" svg:y2="4.408cm" draw:start-shape="id2" draw:start-glue-point="3" svg:d="M6114 3612l-488 796" svg:viewBox="0 0 489 797">
          <text:p/>
        </draw:connector>
        <draw:connector draw:style-name="gr4" draw:text-style-name="P1" draw:layer="layout" draw:type="line" svg:x1="6.114cm" svg:y1="3.612cm" svg:x2="6.654cm" svg:y2="4.357cm" draw:start-shape="id2" draw:start-glue-point="3" svg:d="M6114 3612l540 745" svg:viewBox="0 0 541 746">
          <text:p/>
        </draw:connector>
        <draw:line draw:style-name="gr4" draw:text-style-name="P1" draw:layer="layout" svg:x1="5.498cm" svg:y1="2.867cm" svg:x2="6.757cm" svg:y2="2.867cm">
          <text:p/>
        </draw:line>
        <draw:line draw:style-name="gr1" draw:text-style-name="P1" draw:layer="layout" svg:x1="2.994cm" svg:y1="4.465cm" svg:x2="2.994cm" svg:y2="4.876cm">
          <text:p/>
        </draw:line>
        <draw:custom-shape draw:style-name="gr2" draw:text-style-name="P1" xml:id="id3" draw:id="id3" draw:layer="layout" svg:width="0.771cm" svg:height="0.822cm" svg:x="14.23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4" draw:id="id4" draw:layer="layout" svg:x1="14.616cm" svg:y1="2.457cm" svg:x2="14.615cm" svg:y2="3.638cm" draw:start-shape="id3" draw:start-glue-point="8" svg:d="M14616 2457v842h-1v339" svg:viewBox="0 0 2 1182">
          <text:p/>
        </draw:connector>
        <draw:connector draw:style-name="gr4" draw:text-style-name="P1" draw:layer="layout" draw:type="line" svg:x1="14.615cm" svg:y1="3.638cm" svg:x2="14.127cm" svg:y2="4.434cm" draw:start-shape="id4" draw:start-glue-point="3" svg:d="M14615 3638l-488 796" svg:viewBox="0 0 489 797">
          <text:p/>
        </draw:connector>
        <draw:connector draw:style-name="gr4" draw:text-style-name="P1" draw:layer="layout" draw:type="line" svg:x1="14.615cm" svg:y1="3.638cm" svg:x2="15.155cm" svg:y2="4.383cm" draw:start-shape="id4" draw:start-glue-point="3" svg:d="M14615 3638l540 745" svg:viewBox="0 0 541 746">
          <text:p/>
        </draw:connector>
        <draw:line draw:style-name="gr4" draw:text-style-name="P1" draw:layer="layout" svg:x1="13.999cm" svg:y1="2.893cm" svg:x2="15.258cm" svg:y2="2.893cm">
          <text:p/>
        </draw:line>
        <draw:line draw:style-name="gr1" draw:text-style-name="P1" draw:layer="layout" svg:x1="14.595cm" svg:y1="4.491cm" svg:x2="14.595cm" svg:y2="4.902cm">
          <text:p/>
        </draw:line>
        <draw:custom-shape draw:style-name="gr2" draw:text-style-name="P1" xml:id="id5" draw:id="id5" draw:layer="layout" svg:width="0.771cm" svg:height="0.822cm" svg:x="24.931cm" svg:y="1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6" draw:id="id6" draw:layer="layout" svg:x1="25.317cm" svg:y1="2.483cm" svg:x2="25.316cm" svg:y2="3.664cm" draw:start-shape="id5" draw:start-glue-point="8" svg:d="M25317 2483v842h-1v339" svg:viewBox="0 0 2 1182">
          <text:p/>
        </draw:connector>
        <draw:connector draw:style-name="gr4" draw:text-style-name="P1" draw:layer="layout" draw:type="line" svg:x1="25.316cm" svg:y1="3.664cm" svg:x2="24.828cm" svg:y2="4.46cm" draw:start-shape="id6" draw:start-glue-point="3" svg:d="M25316 3664l-488 796" svg:viewBox="0 0 489 797">
          <text:p/>
        </draw:connector>
        <draw:connector draw:style-name="gr4" draw:text-style-name="P1" draw:layer="layout" draw:type="line" svg:x1="25.316cm" svg:y1="3.664cm" svg:x2="25.856cm" svg:y2="4.409cm" draw:start-shape="id6" draw:start-glue-point="3" svg:d="M25316 3664l540 745" svg:viewBox="0 0 541 746">
          <text:p/>
        </draw:connector>
        <draw:line draw:style-name="gr4" draw:text-style-name="P1" draw:layer="layout" svg:x1="24.7cm" svg:y1="2.919cm" svg:x2="25.959cm" svg:y2="2.919cm">
          <text:p/>
        </draw:line>
        <draw:line draw:style-name="gr1" draw:text-style-name="P1" draw:layer="layout" svg:x1="25.296cm" svg:y1="4.517cm" svg:x2="25.296cm" svg:y2="4.928cm">
          <text:p/>
        </draw:line>
        <draw:line draw:style-name="gr5" draw:text-style-name="P1" draw:layer="layout" svg:x1="3.043cm" svg:y1="5.401cm" svg:x2="6.24cm" svg:y2="5.423cm">
          <text:p/>
        </draw:line>
        <draw:frame draw:style-name="gr6" draw:layer="layout" svg:width="1.7cm" svg:height="0.962cm" svg:x="3.638cm" svg:y="5.357cm">
          <draw:text-box>
            <text:p>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8T10:54:16.931048566</meta:creation-date>
    <dc:date>2016-08-08T16:09:55.345344997</dc:date>
    <dc:creator>elucterio </dc:creator>
    <meta:editing-duration>PT13M54S</meta:editing-duration>
    <meta:editing-cycles>2</meta:editing-cycles>
    <meta:generator>LibreOffice/4.2.8.2$Linux_X86_64 LibreOffice_project/420m0$Build-2</meta:generator>
    <meta:document-statistic meta:object-count="21"/>
  </office:meta>
</office:document-meta>
</file>